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6pt"/>
    </style:style>
    <style:style style:name="co2" style:family="table-column">
      <style:table-column-properties fo:break-before="auto" style:column-width="48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nse_n^2_4" table:style-name="ta1">
        <table:shapes>
          <draw:frame draw:z-index="0" draw:style-name="gr1" draw:text-style-name="P1" svg:width="682.58pt" svg:height="350.65pt" svg:x="60.18pt" svg:y="25.03pt">
            <loext:p draw:notify-on-update-of-ranges="'dense_n^2_4'.A2:'dense_n^2_4'.A12 'dense_n^2_4'.B1:'dense_n^2_4'.B1 'dense_n^2_4'.B2:'dense_n^2_4'.B12 'dense_n^2_4'.A2:'dense_n^2_4'.A12 'dense_n^2_4'.C1:'dense_n^2_4'.C1 'dense_n^2_4'.C2:'dense_n^2_4'.C12 'dense_n^2_4'.A2:'dense_n^2_4'.A12 'dense_n^2_4'.D1:'dense_n^2_4'.D1 'dense_n^2_4'.D2:'dense_n^2_4'.D12 'dense_n^2_4'.A2:'dense_n^2_4'.A12 'dense_n^2_4'.E1:'dense_n^2_4'.E1 'dense_n^2_4'.E2:'dense_n^2_4'.E12 'dense_n^2_4'.A2:'dense_n^2_4'.A12 'dense_n^2_4'.F1:'dense_n^2_4'.F1 'dense_n^2_4'.F2:'dense_n^2_4'.F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row table:style-name="ro1">
          <table:table-cell table:style-name="ce1" office:value-type="string" calcext:value-type="string">
            <text:p>Vertex amo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PQ</text:p>
          </table:table-cell>
          <table:table-cell table:style-name="ce1" office:value-type="string" calcext:value-type="string">
            <text:p>5-ary</text:p>
          </table:table-cell>
          <table:table-cell table:style-name="ce1" office:value-type="string" calcext:value-type="string">
            <text:p>Bino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761" calcext:value-type="float">
            <text:p>0.000761</text:p>
          </table:table-cell>
          <table:table-cell office:value-type="float" office:value="0.00049" calcext:value-type="float">
            <text:p>0.00049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6739" calcext:value-type="float">
            <text:p>0.00673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3034" calcext:value-type="float">
            <text:p>0.003034</text:p>
          </table:table-cell>
          <table:table-cell office:value-type="float" office:value="0.001931" calcext:value-type="float">
            <text:p>0.001931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1401" calcext:value-type="float">
            <text:p>0.001401</text:p>
          </table:table-cell>
          <table:table-cell office:value-type="float" office:value="0.017976" calcext:value-type="float">
            <text:p>0.01797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12114" calcext:value-type="float">
            <text:p>0.012114</text:p>
          </table:table-cell>
          <table:table-cell office:value-type="float" office:value="0.007688" calcext:value-type="float">
            <text:p>0.007688</text:p>
          </table:table-cell>
          <table:table-cell office:value-type="float" office:value="0.003236" calcext:value-type="float">
            <text:p>0.003236</text:p>
          </table:table-cell>
          <table:table-cell office:value-type="float" office:value="0.004129" calcext:value-type="float">
            <text:p>0.004129</text:p>
          </table:table-cell>
          <table:table-cell office:value-type="float" office:value="0.045664" calcext:value-type="float">
            <text:p>0.04566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27389" calcext:value-type="float">
            <text:p>0.027389</text:p>
          </table:table-cell>
          <table:table-cell office:value-type="float" office:value="0.01731" calcext:value-type="float">
            <text:p>0.01731</text:p>
          </table:table-cell>
          <table:table-cell office:value-type="float" office:value="0.006355" calcext:value-type="float">
            <text:p>0.006355</text:p>
          </table:table-cell>
          <table:table-cell office:value-type="float" office:value="0.007864" calcext:value-type="float">
            <text:p>0.007864</text:p>
          </table:table-cell>
          <table:table-cell office:value-type="float" office:value="0.071348" calcext:value-type="float">
            <text:p>0.07134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32212" calcext:value-type="float">
            <text:p>0.032212</text:p>
          </table:table-cell>
          <table:table-cell office:value-type="float" office:value="0.030643" calcext:value-type="float">
            <text:p>0.030643</text:p>
          </table:table-cell>
          <table:table-cell office:value-type="float" office:value="0.008102" calcext:value-type="float">
            <text:p>0.008102</text:p>
          </table:table-cell>
          <table:table-cell office:value-type="float" office:value="0.008732" calcext:value-type="float">
            <text:p>0.008732</text:p>
          </table:table-cell>
          <table:table-cell office:value-type="float" office:value="0.092145" calcext:value-type="float">
            <text:p>0.0921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75052" calcext:value-type="float">
            <text:p>0.075052</text:p>
          </table:table-cell>
          <table:table-cell office:value-type="float" office:value="0.048922" calcext:value-type="float">
            <text:p>0.048922</text:p>
          </table:table-cell>
          <table:table-cell office:value-type="float" office:value="0.015568" calcext:value-type="float">
            <text:p>0.015568</text:p>
          </table:table-cell>
          <table:table-cell office:value-type="float" office:value="0.018486" calcext:value-type="float">
            <text:p>0.018486</text:p>
          </table:table-cell>
          <table:table-cell office:value-type="float" office:value="0.1329" calcext:value-type="float">
            <text:p>0.132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107852" calcext:value-type="float">
            <text:p>0.107852</text:p>
          </table:table-cell>
          <table:table-cell office:value-type="float" office:value="0.070404" calcext:value-type="float">
            <text:p>0.070404</text:p>
          </table:table-cell>
          <table:table-cell office:value-type="float" office:value="0.021605" calcext:value-type="float">
            <text:p>0.021605</text:p>
          </table:table-cell>
          <table:table-cell office:value-type="float" office:value="0.025073" calcext:value-type="float">
            <text:p>0.025073</text:p>
          </table:table-cell>
          <table:table-cell office:value-type="float" office:value="0.166427" calcext:value-type="float">
            <text:p>0.16642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146879" calcext:value-type="float">
            <text:p>0.146879</text:p>
          </table:table-cell>
          <table:table-cell office:value-type="float" office:value="0.095541" calcext:value-type="float">
            <text:p>0.095541</text:p>
          </table:table-cell>
          <table:table-cell office:value-type="float" office:value="0.028598" calcext:value-type="float">
            <text:p>0.028598</text:p>
          </table:table-cell>
          <table:table-cell office:value-type="float" office:value="0.032973" calcext:value-type="float">
            <text:p>0.032973</text:p>
          </table:table-cell>
          <table:table-cell office:value-type="float" office:value="0.204209" calcext:value-type="float">
            <text:p>0.20420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191693" calcext:value-type="float">
            <text:p>0.191693</text:p>
          </table:table-cell>
          <table:table-cell office:value-type="float" office:value="0.124835" calcext:value-type="float">
            <text:p>0.124835</text:p>
          </table:table-cell>
          <table:table-cell office:value-type="float" office:value="0.036402" calcext:value-type="float">
            <text:p>0.036402</text:p>
          </table:table-cell>
          <table:table-cell office:value-type="float" office:value="0.041397" calcext:value-type="float">
            <text:p>0.041397</text:p>
          </table:table-cell>
          <table:table-cell office:value-type="float" office:value="0.241964" calcext:value-type="float">
            <text:p>0.24196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242535" calcext:value-type="float">
            <text:p>0.242535</text:p>
          </table:table-cell>
          <table:table-cell office:value-type="float" office:value="0.155846" calcext:value-type="float">
            <text:p>0.155846</text:p>
          </table:table-cell>
          <table:table-cell office:value-type="float" office:value="0.045127" calcext:value-type="float">
            <text:p>0.045127</text:p>
          </table:table-cell>
          <table:table-cell office:value-type="float" office:value="0.051023" calcext:value-type="float">
            <text:p>0.051023</text:p>
          </table:table-cell>
          <table:table-cell office:value-type="float" office:value="0.285436" calcext:value-type="float">
            <text:p>0.2854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304382" calcext:value-type="float">
            <text:p>0.304382</text:p>
          </table:table-cell>
          <table:table-cell office:value-type="float" office:value="0.192178" calcext:value-type="float">
            <text:p>0.192178</text:p>
          </table:table-cell>
          <table:table-cell office:value-type="float" office:value="0.054747" calcext:value-type="float">
            <text:p>0.054747</text:p>
          </table:table-cell>
          <table:table-cell office:value-type="float" office:value="0.061611" calcext:value-type="float">
            <text:p>0.061611</text:p>
          </table:table-cell>
          <table:table-cell office:value-type="float" office:value="0.335725" calcext:value-type="float">
            <text:p>0.335725</text:p>
          </table:table-cell>
        </table:table-row>
      </table:table>
      <table:table table:name="sparse_2n" table:style-name="ta1">
        <table:shapes>
          <draw:frame draw:z-index="0" draw:style-name="gr1" draw:text-style-name="P1" svg:width="548.56pt" svg:height="332.31pt" svg:x="267.08pt" svg:y="48.76pt">
            <loext:p draw:notify-on-update-of-ranges="sparse_2n.A2:sparse_2n.A11 sparse_2n.B1:sparse_2n.B1 sparse_2n.B2:sparse_2n.B11 sparse_2n.A2:sparse_2n.A11 sparse_2n.C1:sparse_2n.C1 sparse_2n.C2:sparse_2n.C11 sparse_2n.A2:sparse_2n.A11 sparse_2n.D1:sparse_2n.D1 sparse_2n.D2:sparse_2n.D11 sparse_2n.A2:sparse_2n.A11 sparse_2n.E1:sparse_2n.E1 sparse_2n.E2:sparse_2n.E11 sparse_2n.A2:sparse_2n.A11 sparse_2n.F1:sparse_2n.F1 sparse_2n.F2:sparse_2n.F11"/>
            <draw:object xlink:href="./Object 4" xlink:type="simple" xlink:show="embed" xlink:actuate="onLoad"/>
            <draw:image xlink:href="./ObjectReplacements/Object 4" xlink:type="simple" xlink:show="embed" xlink:actuate="onLoad"/>
            <svg:title>Work time of shortest path alogs</svg:title>
          </draw:frame>
        </table:shapes>
        <table:table-column table:style-name="co3" table:number-columns-repeated="6" table:default-cell-style-name="ce2"/>
        <table:table-row table:style-name="ro1">
          <table:table-cell table:style-name="ce1" office:value-type="string" calcext:value-type="string">
            <text:p>Vertex amo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PQ</text:p>
          </table:table-cell>
          <table:table-cell table:style-name="ce1" office:value-type="string" calcext:value-type="string">
            <text:p>5-ary</text:p>
          </table:table-cell>
          <table:table-cell table:style-name="ce1" office:value-type="string" calcext:value-type="string">
            <text:p>Binom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6.94" calcext:value-type="float">
            <text:p>16.94</text:p>
          </table:table-cell>
          <table:table-cell office:value-type="float" office:value="4.94778" calcext:value-type="float">
            <text:p>4.94778</text:p>
          </table:table-cell>
          <table:table-cell office:value-type="float" office:value="0.019046" calcext:value-type="float">
            <text:p>0.019046</text:p>
          </table:table-cell>
          <table:table-cell office:value-type="float" office:value="0.043726" calcext:value-type="float">
            <text:p>0.043726</text:p>
          </table:table-cell>
          <table:table-cell office:value-type="float" office:value="0.509333" calcext:value-type="float">
            <text:p>0.50933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44.4943" calcext:value-type="float">
            <text:p>44.4943</text:p>
          </table:table-cell>
          <table:table-cell office:value-type="float" office:value="19.8444" calcext:value-type="float">
            <text:p>19.8444</text:p>
          </table:table-cell>
          <table:table-cell office:value-type="float" office:value="0.041292" calcext:value-type="float">
            <text:p>0.041292</text:p>
          </table:table-cell>
          <table:table-cell office:value-type="float" office:value="0.071013" calcext:value-type="float">
            <text:p>0.071013</text:p>
          </table:table-cell>
          <table:table-cell office:value-type="float" office:value="1.07293" calcext:value-type="float">
            <text:p>1.0729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67.2473" calcext:value-type="float">
            <text:p>67.2473</text:p>
          </table:table-cell>
          <table:table-cell office:value-type="float" office:value="43.834" calcext:value-type="float">
            <text:p>43.834</text:p>
          </table:table-cell>
          <table:table-cell office:value-type="float" office:value="0.050887" calcext:value-type="float">
            <text:p>0.050887</text:p>
          </table:table-cell>
          <table:table-cell office:value-type="float" office:value="0.084587" calcext:value-type="float">
            <text:p>0.084587</text:p>
          </table:table-cell>
          <table:table-cell office:value-type="float" office:value="1.3002" calcext:value-type="float">
            <text:p>1.300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69.837" calcext:value-type="float">
            <text:p>169.837</text:p>
          </table:table-cell>
          <table:table-cell office:value-type="float" office:value="78.512" calcext:value-type="float">
            <text:p>78.512</text:p>
          </table:table-cell>
          <table:table-cell office:value-type="float" office:value="0.089252" calcext:value-type="float">
            <text:p>0.089252</text:p>
          </table:table-cell>
          <table:table-cell office:value-type="float" office:value="0.146089" calcext:value-type="float">
            <text:p>0.146089</text:p>
          </table:table-cell>
          <table:table-cell office:value-type="float" office:value="2.24377" calcext:value-type="float">
            <text:p>2.2437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114187" calcext:value-type="float">
            <text:p>0.114187</text:p>
          </table:table-cell>
          <table:table-cell office:value-type="float" office:value="0.188543" calcext:value-type="float">
            <text:p>0.188543</text:p>
          </table:table-cell>
          <table:table-cell office:value-type="float" office:value="2.82916" calcext:value-type="float">
            <text:p>2.8291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2"/>
          <table:table-cell office:value-type="float" office:value="0.147408" calcext:value-type="float">
            <text:p>0.147408</text:p>
          </table:table-cell>
          <table:table-cell office:value-type="float" office:value="0.243268" calcext:value-type="float">
            <text:p>0.243268</text:p>
          </table:table-cell>
          <table:table-cell office:value-type="float" office:value="3.57528" calcext:value-type="float">
            <text:p>3.57528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table:number-columns-repeated="2"/>
          <table:table-cell office:value-type="float" office:value="0.165549" calcext:value-type="float">
            <text:p>0.165549</text:p>
          </table:table-cell>
          <table:table-cell office:value-type="float" office:value="0.277599" calcext:value-type="float">
            <text:p>0.277599</text:p>
          </table:table-cell>
          <table:table-cell office:value-type="float" office:value="4.0424" calcext:value-type="float">
            <text:p>4.042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number-columns-repeated="2"/>
          <table:table-cell office:value-type="float" office:value="0.191206" calcext:value-type="float">
            <text:p>0.191206</text:p>
          </table:table-cell>
          <table:table-cell office:value-type="float" office:value="0.321976" calcext:value-type="float">
            <text:p>0.321976</text:p>
          </table:table-cell>
          <table:table-cell office:value-type="float" office:value="4.62885" calcext:value-type="float">
            <text:p>4.62885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table:number-columns-repeated="2"/>
          <table:table-cell office:value-type="float" office:value="0.218472" calcext:value-type="float">
            <text:p>0.218472</text:p>
          </table:table-cell>
          <table:table-cell office:value-type="float" office:value="0.363973" calcext:value-type="float">
            <text:p>0.363973</text:p>
          </table:table-cell>
          <table:table-cell office:value-type="float" office:value="5.49409" calcext:value-type="float">
            <text:p>5.4940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0.246558" calcext:value-type="float">
            <text:p>0.246558</text:p>
          </table:table-cell>
          <table:table-cell office:value-type="float" office:value="0.528" calcext:value-type="float">
            <text:p>0.528</text:p>
          </table:table-cell>
          <table:table-cell office:value-type="float" office:value="5.89049" calcext:value-type="float">
            <text:p>5.89049</text:p>
          </table:table-cell>
        </table:table-row>
        <table:table-row table:style-name="ro1">
          <table:table-cell table:style-name="Default"/>
          <table:table-cell table:number-columns-repeated="5"/>
        </table:table-row>
      </table:table>
      <table:table table:name="dense_n_n" table:style-name="ta1">
        <table:shapes>
          <draw:frame draw:z-index="0" draw:style-name="gr1" draw:text-style-name="P1" svg:width="524.04pt" svg:height="317.06pt" svg:x="0pt" svg:y="97.48pt">
            <loext:p draw:notify-on-update-of-ranges="dense_n_n.A2:dense_n_n.A7 dense_n_n.B1:dense_n_n.B1 dense_n_n.B2:dense_n_n.B7 dense_n_n.A2:dense_n_n.A7 dense_n_n.C1:dense_n_n.C1 dense_n_n.C2:dense_n_n.C7 dense_n_n.A2:dense_n_n.A7 dense_n_n.D1:dense_n_n.D1 dense_n_n.D2:dense_n_n.D7 dense_n_n.A2:dense_n_n.A7 dense_n_n.E1:dense_n_n.E1 dense_n_n.E2:dense_n_n.E7 dense_n_n.A2:dense_n_n.A7 dense_n_n.F1:dense_n_n.F1 dense_n_n.F2:dense_n_n.F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6" table:default-cell-style-name="ce2"/>
        <table:table-row table:style-name="ro1">
          <table:table-cell table:style-name="ce1" office:value-type="string" calcext:value-type="string">
            <text:p>Vertex amo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PQ</text:p>
          </table:table-cell>
          <table:table-cell table:style-name="ce1" office:value-type="string" calcext:value-type="string">
            <text:p>5-ary</text:p>
          </table:table-cell>
          <table:table-cell table:style-name="ce1" office:value-type="string" calcext:value-type="string">
            <text:p>Binom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15012" calcext:value-type="float">
            <text:p>0.015012</text:p>
          </table:table-cell>
          <table:table-cell office:value-type="float" office:value="0.012278" calcext:value-type="float">
            <text:p>0.012278</text:p>
          </table:table-cell>
          <table:table-cell office:value-type="float" office:value="0.007716" calcext:value-type="float">
            <text:p>0.007716</text:p>
          </table:table-cell>
          <table:table-cell office:value-type="float" office:value="0.009139" calcext:value-type="float">
            <text:p>0.009139</text:p>
          </table:table-cell>
          <table:table-cell office:value-type="float" office:value="0.06592" calcext:value-type="float">
            <text:p>0.0659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21599" calcext:value-type="float">
            <text:p>0.021599</text:p>
          </table:table-cell>
          <table:table-cell office:value-type="float" office:value="0.017638" calcext:value-type="float">
            <text:p>0.017638</text:p>
          </table:table-cell>
          <table:table-cell office:value-type="float" office:value="0.010744" calcext:value-type="float">
            <text:p>0.010744</text:p>
          </table:table-cell>
          <table:table-cell office:value-type="float" office:value="0.014178" calcext:value-type="float">
            <text:p>0.014178</text:p>
          </table:table-cell>
          <table:table-cell office:value-type="float" office:value="0.082446" calcext:value-type="float">
            <text:p>0.08244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19684" calcext:value-type="float">
            <text:p>0.019684</text:p>
          </table:table-cell>
          <table:table-cell office:value-type="float" office:value="0.024102" calcext:value-type="float">
            <text:p>0.024102</text:p>
          </table:table-cell>
          <table:table-cell office:value-type="float" office:value="0.014053" calcext:value-type="float">
            <text:p>0.014053</text:p>
          </table:table-cell>
          <table:table-cell office:value-type="float" office:value="0.016084" calcext:value-type="float">
            <text:p>0.016084</text:p>
          </table:table-cell>
          <table:table-cell office:value-type="float" office:value="0.097101" calcext:value-type="float">
            <text:p>0.09710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25614" calcext:value-type="float">
            <text:p>0.025614</text:p>
          </table:table-cell>
          <table:table-cell office:value-type="float" office:value="0.031448" calcext:value-type="float">
            <text:p>0.031448</text:p>
          </table:table-cell>
          <table:table-cell office:value-type="float" office:value="0.018011" calcext:value-type="float">
            <text:p>0.018011</text:p>
          </table:table-cell>
          <table:table-cell office:value-type="float" office:value="0.02049" calcext:value-type="float">
            <text:p>0.02049</text:p>
          </table:table-cell>
          <table:table-cell office:value-type="float" office:value="0.118451" calcext:value-type="float">
            <text:p>0.11845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38614" calcext:value-type="float">
            <text:p>0.038614</text:p>
          </table:table-cell>
          <table:table-cell office:value-type="float" office:value="0.039754" calcext:value-type="float">
            <text:p>0.039754</text:p>
          </table:table-cell>
          <table:table-cell office:value-type="float" office:value="0.022474" calcext:value-type="float">
            <text:p>0.022474</text:p>
          </table:table-cell>
          <table:table-cell office:value-type="float" office:value="0.025536" calcext:value-type="float">
            <text:p>0.025536</text:p>
          </table:table-cell>
          <table:table-cell office:value-type="float" office:value="0.142254" calcext:value-type="float">
            <text:p>0.14225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4005" calcext:value-type="float">
            <text:p>0.04005</text:p>
          </table:table-cell>
          <table:table-cell office:value-type="float" office:value="0.049064" calcext:value-type="float">
            <text:p>0.049064</text:p>
          </table:table-cell>
          <table:table-cell office:value-type="float" office:value="0.027154" calcext:value-type="float">
            <text:p>0.027154</text:p>
          </table:table-cell>
          <table:table-cell office:value-type="float" office:value="0.030517" calcext:value-type="float">
            <text:p>0.030517</text:p>
          </table:table-cell>
          <table:table-cell office:value-type="float" office:value="0.157908" calcext:value-type="float">
            <text:p>0.157908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parse_5n" table:style-name="ta1">
        <table:shapes>
          <draw:frame draw:z-index="0" draw:style-name="gr1" draw:text-style-name="P1" svg:width="453.29pt" svg:height="255pt" svg:x="116.93pt" svg:y="96.01pt">
            <loext:p draw:notify-on-update-of-ranges="sparse_5n.A1:sparse_5n.A1 sparse_5n.A2:sparse_5n.A6 sparse_5n.B1:sparse_5n.B1 sparse_5n.B2:sparse_5n.B6 sparse_5n.A1:sparse_5n.A1 sparse_5n.A2:sparse_5n.A6 sparse_5n.C1:sparse_5n.C1 sparse_5n.C2:sparse_5n.C6 sparse_5n.A1:sparse_5n.A1 sparse_5n.A2:sparse_5n.A6 sparse_5n.D1:sparse_5n.D1 sparse_5n.D2:sparse_5n.D6 sparse_5n.A1:sparse_5n.A1 sparse_5n.A2:sparse_5n.A6 sparse_5n.E1:sparse_5n.E1 sparse_5n.E2:sparse_5n.E6 sparse_5n.A1:sparse_5n.A1 sparse_5n.A2:sparse_5n.A6 sparse_5n.F1:sparse_5n.F1 sparse_5n.F2:sparse_5n.F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3" table:default-cell-style-name="ce2"/>
        <table:table-column table:style-name="co3" table:default-cell-style-name="Default"/>
        <table:table-column table:style-name="co3" table:number-columns-repeated="4" table:default-cell-style-name="ce2"/>
        <table:table-row table:style-name="ro1">
          <table:table-cell table:style-name="ce1" office:value-type="string" calcext:value-type="string">
            <text:p>Vertex amo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DS</text:p>
          </table:table-cell>
          <table:table-cell table:style-name="ce1" office:value-type="string" calcext:value-type="string">
            <text:p>PQ</text:p>
          </table:table-cell>
          <table:table-cell table:style-name="ce1" office:value-type="string" calcext:value-type="string">
            <text:p>5-ary</text:p>
          </table:table-cell>
          <table:table-cell table:style-name="ce1" office:value-type="string" calcext:value-type="string">
            <text:p>Binom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0.028769" calcext:value-type="float">
            <text:p>0.028769</text:p>
          </table:table-cell>
          <table:table-cell office:value-type="float" office:value="0.046297" calcext:value-type="float">
            <text:p>0.046297</text:p>
          </table:table-cell>
          <table:table-cell office:value-type="float" office:value="0.744565" calcext:value-type="float">
            <text:p>0.74456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0.061362" calcext:value-type="float">
            <text:p>0.061362</text:p>
          </table:table-cell>
          <table:table-cell office:value-type="float" office:value="0.099418" calcext:value-type="float">
            <text:p>0.099418</text:p>
          </table:table-cell>
          <table:table-cell office:value-type="float" office:value="1.54285" calcext:value-type="float">
            <text:p>1.54285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2"/>
          <table:table-cell office:value-type="float" office:value="0.096457" calcext:value-type="float">
            <text:p>0.096457</text:p>
          </table:table-cell>
          <table:table-cell office:value-type="float" office:value="0.156436" calcext:value-type="float">
            <text:p>0.156436</text:p>
          </table:table-cell>
          <table:table-cell office:value-type="float" office:value="2.33854" calcext:value-type="float">
            <text:p>2.3385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2"/>
          <table:table-cell office:value-type="float" office:value="0.132513" calcext:value-type="float">
            <text:p>0.132513</text:p>
          </table:table-cell>
          <table:table-cell office:value-type="float" office:value="0.21451" calcext:value-type="float">
            <text:p>0.21451</text:p>
          </table:table-cell>
          <table:table-cell office:value-type="float" office:value="3.21487" calcext:value-type="float">
            <text:p>3.2148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0.168765" calcext:value-type="float">
            <text:p>0.168765</text:p>
          </table:table-cell>
          <table:table-cell office:value-type="float" office:value="0.271281" calcext:value-type="float">
            <text:p>0.271281</text:p>
          </table:table-cell>
          <table:table-cell office:value-type="float" office:value="4.03128" calcext:value-type="float">
            <text:p>4.03128</text:p>
          </table:table-cell>
        </table:table-row>
        <table:table-row table:style-name="ro1" table:number-rows-repeated="4">
          <table:table-cell/>
          <table:table-cell table:style-name="ce2"/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4"/>
        </table:table-row>
      </table:table>
      <table:table table:name="arity" table:style-name="ta1">
        <table:shapes>
          <draw:frame draw:z-index="0" draw:style-name="gr1" draw:text-style-name="P1" svg:width="453.51pt" svg:height="255.09pt" svg:x="140.54pt" svg:y="13.44pt">
            <loext:p draw:notify-on-update-of-ranges="arity.A2:arity.A10 arity.B2:arity.B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366.29pt" svg:height="143.01pt" svg:x="139.38pt" svg:y="258.66pt">
            <loext:p draw:notify-on-update-of-ranges="arity.A25:arity.A28 arity.B25:arity.B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8073" calcext:value-type="float">
            <text:p>0.4680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29092" calcext:value-type="float">
            <text:p>0.4290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95867" calcext:value-type="float">
            <text:p>0.3958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34678" calcext:value-type="float">
            <text:p>0.3346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43672" calcext:value-type="float">
            <text:p>0.3436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38852" calcext:value-type="float">
            <text:p>0.3388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2867" calcext:value-type="float">
            <text:p>0.3828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01493" calcext:value-type="float">
            <text:p>0.4014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6683" calcext:value-type="float">
            <text:p>0.396683</text:p>
          </table:table-cell>
        </table:table-row>
        <table:table-row table:style-name="ro1" table:number-rows-repeated="12">
          <table:table-cell table:number-columns-repeated="2"/>
        </table:table-row>
        <table:table-row table:style-name="ro1">
          <table:table-cell office:value-type="string" calcext:value-type="string">
            <text:p>Dense_200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69676" calcext:value-type="float">
            <text:p>0.0696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553" calcext:value-type="float">
            <text:p>0.065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1721" calcext:value-type="float">
            <text:p>0.0617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396" calcext:value-type="float">
            <text:p>0.06396</text:p>
          </table:table-cell>
        </table:table-row>
      </table:table>
      <table:named-expressions/>
      <table:database-ranges>
        <table:database-range table:name="__Anonymous_Sheet_DB__0" table:target-range-address="'dense_n^2_4'.A1:'dense_n^2_4'.F12">
          <table:sort>
            <table:sort-by table:field-number="0" table:data-type="automatic"/>
          </table:sort>
        </table:database-range>
        <table:database-range table:name="__Anonymous_Sheet_DB__1" table:target-range-address="sparse_2n.A16:sparse_2n.D2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dense_n_n.A2:dense_n_n.F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1">00/00/0000</text:date>, <text:time style:data-style-name="N2" text:time-value="13:37:38.891590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1T14:21:07.197574755</dc:date>
    <meta:editing-duration>P2DT17H47M1S</meta:editing-duration>
    <meta:editing-cycles>16</meta:editing-cycles>
    <meta:generator>LibreOffice/5.1.6.2$Linux_X86_64 LibreOffice_project/10m0$Build-2</meta:generator>
    <meta:document-statistic meta:table-count="5" meta:cell-count="22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923cm" svg:height="5.046cm" xlink:href=".." xlink:type="simple" chart:class="chart:scatter" chart:style-name="ch1">
        <chart:plot-area chart:style-name="ch2" table:cell-range-address="arity.A25:arity.B28" svg:x="0.257cm" svg:y="0.115cm" svg:width="12.604cm" svg:height="4.844cm">
          <chartooo:coordinate-region svg:x="1.379cm" svg:y="0.323cm" svg:width="11.238cm" svg:height="3.97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ity.B25:arity.B28" chart:class="chart:scatter">
            <chart:domain table:cell-range-address="arity.A25:arity.A28"/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arity.A25:arity.A28</svg:desc>
                </draw:g>
              </table:table-cell>
              <table:table-cell office:value-type="float" office:value="0.069676">
                <text:p>0.069676</text:p>
                <draw:g>
                  <svg:desc>arity.B25:arity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6553">
                <text:p>0.06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1721">
                <text:p>0.0617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6396">
                <text:p>0.063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75cm" svg:y="0.315cm" chart:style-name="ch2">
          <text:p>Work time of Dijkstrta algo with d-ary heap</text:p>
        </chart:title>
        <chart:subtitle svg:x="4.942cm" svg:y="1.28cm" chart:style-name="ch3">
          <text:p>Sparse random graph, 70k vertices</text:p>
        </chart:subtitle>
        <chart:plot-area chart:style-name="ch4" table:cell-range-address="arity.A2:arity.B10" svg:x="1.324cm" svg:y="2.105cm" svg:width="14.356cm" svg:height="5.741cm">
          <chartooo:coordinate-region svg:x="2.252cm" svg:y="2.312cm" svg:width="13.233cm" svg:height="4.872cm"/>
          <chart:axis chart:dimension="x" chart:name="primary-x" chart:style-name="ch5">
            <chart:title svg:x="8.118cm" svg:y="8.027cm" chart:style-name="ch6">
              <text:p>Arity</text:p>
            </chart:title>
          </chart:axis>
          <chart:axis chart:dimension="y" chart:name="primary-y" chart:style-name="ch5">
            <chart:title svg:x="0.451cm" svg:y="5.722cm" chart:style-name="ch7">
              <text:p>Time(sec)</text:p>
            </chart:title>
            <chart:grid chart:style-name="ch8" chart:class="major"/>
          </chart:axis>
          <chart:series chart:style-name="ch9" chart:values-cell-range-address="arity.B2:arity.B10" chart:class="chart:scatter">
            <chart:domain table:cell-range-address="arity.A2:arity.A1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arity.A2:arity.A10</svg:desc>
                </draw:g>
              </table:table-cell>
              <table:table-cell office:value-type="float" office:value="0.468073">
                <text:p>0.468073</text:p>
                <draw:g>
                  <svg:desc>arity.B2:arity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429092">
                <text:p>0.429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395867">
                <text:p>0.395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334678">
                <text:p>0.334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343672">
                <text:p>0.3436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338852">
                <text:p>0.3388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382867">
                <text:p>0.3828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401493">
                <text:p>0.4014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396683">
                <text:p>0.3966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081cm" svg:height="12.371cm" xlink:href=".." xlink:type="simple" chart:class="chart:scatter" chart:style-name="ch1">
        <chart:title svg:x="8.631cm" svg:y="0.382cm" chart:style-name="ch2">
          <text:p>Work time of shortest path algos</text:p>
        </chart:title>
        <chart:subtitle svg:x="10.119cm" svg:y="1.414cm" chart:style-name="ch3">
          <text:p>Dense ranfom graphs</text:p>
        </chart:subtitle>
        <chart:legend chart:legend-position="end" svg:x="21.721cm" svg:y="4.852cm" style:legend-expansion="high" chart:style-name="ch4"/>
        <chart:plot-area chart:style-name="ch5" table:cell-range-address="'dense_n^2_4'.A2:'dense_n^2_4'.F12 'dense_n^2_4'.B1:'dense_n^2_4'.F1" chart:data-source-has-labels="row" svg:x="1.485cm" svg:y="2.306cm" svg:width="19.755cm" svg:height="8.844cm">
          <chartooo:coordinate-region svg:x="2.413cm" svg:y="2.513cm" svg:width="18.438cm" svg:height="7.975cm"/>
          <chart:axis chart:dimension="x" chart:name="primary-x" chart:style-name="ch6">
            <chart:title svg:x="10.095cm" svg:y="11.398cm" chart:style-name="ch7">
              <text:p>Amount of vertex</text:p>
            </chart:title>
          </chart:axis>
          <chart:axis chart:dimension="y" chart:name="primary-y" chart:style-name="ch6">
            <chart:title svg:x="0.451cm" svg:y="7.475cm" chart:style-name="ch8">
              <text:p>Time(sec)</text:p>
            </chart:title>
            <chart:grid chart:style-name="ch9" chart:class="major"/>
          </chart:axis>
          <chart:series chart:style-name="ch10" chart:values-cell-range-address="'dense_n^2_4'.B2:'dense_n^2_4'.B12" chart:label-cell-address="'dense_n^2_4'.B1:'dense_n^2_4'.B1" chart:class="chart:scatter">
            <chart:domain table:cell-range-address="'dense_n^2_4'.A2:'dense_n^2_4'.A12"/>
            <chart:data-point chart:repeated="11"/>
          </chart:series>
          <chart:series chart:style-name="ch11" chart:values-cell-range-address="'dense_n^2_4'.C2:'dense_n^2_4'.C12" chart:label-cell-address="'dense_n^2_4'.C1:'dense_n^2_4'.C1" chart:class="chart:scatter">
            <chart:data-point chart:repeated="11"/>
          </chart:series>
          <chart:series chart:style-name="ch12" chart:values-cell-range-address="'dense_n^2_4'.D2:'dense_n^2_4'.D12" chart:label-cell-address="'dense_n^2_4'.D1:'dense_n^2_4'.D1" chart:class="chart:scatter">
            <chart:data-point chart:repeated="11"/>
          </chart:series>
          <chart:series chart:style-name="ch13" chart:values-cell-range-address="'dense_n^2_4'.E2:'dense_n^2_4'.E12" chart:label-cell-address="'dense_n^2_4'.E1:'dense_n^2_4'.E1" chart:class="chart:scatter">
            <chart:data-point chart:repeated="11"/>
          </chart:series>
          <chart:series chart:style-name="ch14" chart:values-cell-range-address="'dense_n^2_4'.F2:'dense_n^2_4'.F12" chart:label-cell-address="'dense_n^2_4'.F1:'dense_n^2_4'.F1" chart:class="chart:scatter">
            <chart:data-point chart:repeated="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F</text:p>
                <draw:g>
                  <svg:desc>'dense_n^2_4'.B1:'dense_n^2_4'.B1</svg:desc>
                </draw:g>
              </table:table-cell>
              <table:table-cell office:value-type="string">
                <text:p>DS</text:p>
                <draw:g>
                  <svg:desc>'dense_n^2_4'.C1:'dense_n^2_4'.C1</svg:desc>
                </draw:g>
              </table:table-cell>
              <table:table-cell office:value-type="string">
                <text:p>PQ</text:p>
                <draw:g>
                  <svg:desc>'dense_n^2_4'.D1:'dense_n^2_4'.D1</svg:desc>
                </draw:g>
              </table:table-cell>
              <table:table-cell office:value-type="string">
                <text:p>5-ary</text:p>
                <draw:g>
                  <svg:desc>'dense_n^2_4'.E1:'dense_n^2_4'.E1</svg:desc>
                </draw:g>
              </table:table-cell>
              <table:table-cell office:value-type="string">
                <text:p>Binom</text:p>
                <draw:g>
                  <svg:desc>'dense_n^2_4'.F1:'dense_n^2_4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dense_n^2_4'.A2:'dense_n^2_4'.A12</svg:desc>
                </draw:g>
              </table:table-cell>
              <table:table-cell office:value-type="float" office:value="0.000761">
                <text:p>0.000761</text:p>
                <draw:g>
                  <svg:desc>'dense_n^2_4'.B2:'dense_n^2_4'.B12</svg:desc>
                </draw:g>
              </table:table-cell>
              <table:table-cell office:value-type="float" office:value="0.00049">
                <text:p>0.00049</text:p>
                <draw:g>
                  <svg:desc>'dense_n^2_4'.C2:'dense_n^2_4'.C12</svg:desc>
                </draw:g>
              </table:table-cell>
              <table:table-cell office:value-type="float" office:value="0.000341">
                <text:p>0.000341</text:p>
                <draw:g>
                  <svg:desc>'dense_n^2_4'.D2:'dense_n^2_4'.D12</svg:desc>
                </draw:g>
              </table:table-cell>
              <table:table-cell office:value-type="float" office:value="0.000457">
                <text:p>0.000457</text:p>
                <draw:g>
                  <svg:desc>'dense_n^2_4'.E2:'dense_n^2_4'.E12</svg:desc>
                </draw:g>
              </table:table-cell>
              <table:table-cell office:value-type="float" office:value="0.006739">
                <text:p>0.006739</text:p>
                <draw:g>
                  <svg:desc>'dense_n^2_4'.F2:'dense_n^2_4'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03034">
                <text:p>0.003034</text:p>
              </table:table-cell>
              <table:table-cell office:value-type="float" office:value="0.001931">
                <text:p>0.001931</text:p>
              </table:table-cell>
              <table:table-cell office:value-type="float" office:value="0.00105">
                <text:p>0.00105</text:p>
              </table:table-cell>
              <table:table-cell office:value-type="float" office:value="0.001401">
                <text:p>0.001401</text:p>
              </table:table-cell>
              <table:table-cell office:value-type="float" office:value="0.017976">
                <text:p>0.017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012114">
                <text:p>0.012114</text:p>
              </table:table-cell>
              <table:table-cell office:value-type="float" office:value="0.007688">
                <text:p>0.007688</text:p>
              </table:table-cell>
              <table:table-cell office:value-type="float" office:value="0.003236">
                <text:p>0.003236</text:p>
              </table:table-cell>
              <table:table-cell office:value-type="float" office:value="0.004129">
                <text:p>0.004129</text:p>
              </table:table-cell>
              <table:table-cell office:value-type="float" office:value="0.045664">
                <text:p>0.045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027389">
                <text:p>0.027389</text:p>
              </table:table-cell>
              <table:table-cell office:value-type="float" office:value="0.01731">
                <text:p>0.01731</text:p>
              </table:table-cell>
              <table:table-cell office:value-type="float" office:value="0.006355">
                <text:p>0.006355</text:p>
              </table:table-cell>
              <table:table-cell office:value-type="float" office:value="0.007864">
                <text:p>0.007864</text:p>
              </table:table-cell>
              <table:table-cell office:value-type="float" office:value="0.071348">
                <text:p>0.071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032212">
                <text:p>0.032212</text:p>
              </table:table-cell>
              <table:table-cell office:value-type="float" office:value="0.030643">
                <text:p>0.030643</text:p>
              </table:table-cell>
              <table:table-cell office:value-type="float" office:value="0.008102">
                <text:p>0.008102</text:p>
              </table:table-cell>
              <table:table-cell office:value-type="float" office:value="0.008732">
                <text:p>0.008732</text:p>
              </table:table-cell>
              <table:table-cell office:value-type="float" office:value="0.092145">
                <text:p>0.092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075052">
                <text:p>0.075052</text:p>
              </table:table-cell>
              <table:table-cell office:value-type="float" office:value="0.048922">
                <text:p>0.048922</text:p>
              </table:table-cell>
              <table:table-cell office:value-type="float" office:value="0.015568">
                <text:p>0.015568</text:p>
              </table:table-cell>
              <table:table-cell office:value-type="float" office:value="0.018486">
                <text:p>0.018486</text:p>
              </table:table-cell>
              <table:table-cell office:value-type="float" office:value="0.1329">
                <text:p>0.13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0.107852">
                <text:p>0.107852</text:p>
              </table:table-cell>
              <table:table-cell office:value-type="float" office:value="0.070404">
                <text:p>0.070404</text:p>
              </table:table-cell>
              <table:table-cell office:value-type="float" office:value="0.021605">
                <text:p>0.021605</text:p>
              </table:table-cell>
              <table:table-cell office:value-type="float" office:value="0.025073">
                <text:p>0.025073</text:p>
              </table:table-cell>
              <table:table-cell office:value-type="float" office:value="0.166427">
                <text:p>0.166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">
                <text:p>1400</text:p>
              </table:table-cell>
              <table:table-cell office:value-type="float" office:value="0.146879">
                <text:p>0.146879</text:p>
              </table:table-cell>
              <table:table-cell office:value-type="float" office:value="0.095541">
                <text:p>0.095541</text:p>
              </table:table-cell>
              <table:table-cell office:value-type="float" office:value="0.028598">
                <text:p>0.028598</text:p>
              </table:table-cell>
              <table:table-cell office:value-type="float" office:value="0.032973">
                <text:p>0.032973</text:p>
              </table:table-cell>
              <table:table-cell office:value-type="float" office:value="0.204209">
                <text:p>0.2042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0.191693">
                <text:p>0.191693</text:p>
              </table:table-cell>
              <table:table-cell office:value-type="float" office:value="0.124835">
                <text:p>0.124835</text:p>
              </table:table-cell>
              <table:table-cell office:value-type="float" office:value="0.036402">
                <text:p>0.036402</text:p>
              </table:table-cell>
              <table:table-cell office:value-type="float" office:value="0.041397">
                <text:p>0.041397</text:p>
              </table:table-cell>
              <table:table-cell office:value-type="float" office:value="0.241964">
                <text:p>0.2419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">
                <text:p>1800</text:p>
              </table:table-cell>
              <table:table-cell office:value-type="float" office:value="0.242535">
                <text:p>0.242535</text:p>
              </table:table-cell>
              <table:table-cell office:value-type="float" office:value="0.155846">
                <text:p>0.155846</text:p>
              </table:table-cell>
              <table:table-cell office:value-type="float" office:value="0.045127">
                <text:p>0.045127</text:p>
              </table:table-cell>
              <table:table-cell office:value-type="float" office:value="0.051023">
                <text:p>0.051023</text:p>
              </table:table-cell>
              <table:table-cell office:value-type="float" office:value="0.285436">
                <text:p>0.2854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0.304382">
                <text:p>0.304382</text:p>
              </table:table-cell>
              <table:table-cell office:value-type="float" office:value="0.192178">
                <text:p>0.192178</text:p>
              </table:table-cell>
              <table:table-cell office:value-type="float" office:value="0.054747">
                <text:p>0.054747</text:p>
              </table:table-cell>
              <table:table-cell office:value-type="float" office:value="0.061611">
                <text:p>0.061611</text:p>
              </table:table-cell>
              <table:table-cell office:value-type="float" office:value="0.335725">
                <text:p>0.3357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353cm" svg:height="11.724cm" xlink:href=".." xlink:type="simple" chart:class="chart:scatter" chart:style-name="ch1">
        <chart:title svg:x="6.267cm" svg:y="0.369cm" chart:style-name="ch2">
          <text:p>Work time of shortest path algos</text:p>
        </chart:title>
        <chart:subtitle svg:x="7.646cm" svg:y="1.388cm" chart:style-name="ch3">
          <text:p>Sparse random graphs</text:p>
        </chart:subtitle>
        <chart:legend chart:legend-position="end" svg:x="16.993cm" svg:y="4.529cm" style:legend-expansion="high" chart:style-name="ch4"/>
        <chart:plot-area chart:style-name="ch5" table:cell-range-address="sparse_2n.A2:sparse_2n.F11 sparse_2n.B1:sparse_2n.F1" chart:data-source-has-labels="row" svg:x="1.391cm" svg:y="2.267cm" svg:width="15.215cm" svg:height="8.249cm">
          <chartooo:coordinate-region svg:x="2.029cm" svg:y="2.475cm" svg:width="13.801cm" svg:height="7.379cm"/>
          <chart:axis chart:dimension="x" chart:name="primary-x" chart:style-name="ch6">
            <chart:title svg:x="7.731cm" svg:y="10.751cm" chart:style-name="ch7">
              <text:p>Amount of vertex</text:p>
            </chart:title>
          </chart:axis>
          <chart:axis chart:dimension="y" chart:name="primary-y" chart:style-name="ch6">
            <chart:title svg:x="0.451cm" svg:y="7.138cm" chart:style-name="ch8">
              <text:p>Time(sec)</text:p>
            </chart:title>
            <chart:grid chart:style-name="ch9" chart:class="major"/>
          </chart:axis>
          <chart:series chart:style-name="ch10" chart:values-cell-range-address="sparse_2n.B2:sparse_2n.B11" chart:label-cell-address="sparse_2n.B1:sparse_2n.B1" chart:class="chart:scatter">
            <chart:domain table:cell-range-address="sparse_2n.A2:sparse_2n.A11"/>
            <chart:data-point chart:repeated="10"/>
          </chart:series>
          <chart:series chart:style-name="ch11" chart:values-cell-range-address="sparse_2n.C2:sparse_2n.C11" chart:label-cell-address="sparse_2n.C1:sparse_2n.C1" chart:class="chart:scatter">
            <chart:data-point chart:repeated="10"/>
          </chart:series>
          <chart:series chart:style-name="ch12" chart:values-cell-range-address="sparse_2n.D2:sparse_2n.D11" chart:label-cell-address="sparse_2n.D1:sparse_2n.D1" chart:class="chart:scatter">
            <chart:data-point chart:repeated="10"/>
          </chart:series>
          <chart:series chart:style-name="ch13" chart:values-cell-range-address="sparse_2n.E2:sparse_2n.E11" chart:label-cell-address="sparse_2n.E1:sparse_2n.E1" chart:class="chart:scatter">
            <chart:data-point chart:repeated="10"/>
          </chart:series>
          <chart:series chart:style-name="ch14" chart:values-cell-range-address="sparse_2n.F2:sparse_2n.F11" chart:label-cell-address="sparse_2n.F1:sparse_2n.F1" chart:class="chart:scatte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F</text:p>
                <draw:g>
                  <svg:desc>sparse_2n.B1:sparse_2n.B1</svg:desc>
                </draw:g>
              </table:table-cell>
              <table:table-cell office:value-type="string">
                <text:p>DS</text:p>
                <draw:g>
                  <svg:desc>sparse_2n.C1:sparse_2n.C1</svg:desc>
                </draw:g>
              </table:table-cell>
              <table:table-cell office:value-type="string">
                <text:p>PQ</text:p>
                <draw:g>
                  <svg:desc>sparse_2n.D1:sparse_2n.D1</svg:desc>
                </draw:g>
              </table:table-cell>
              <table:table-cell office:value-type="string">
                <text:p>5-ary</text:p>
                <draw:g>
                  <svg:desc>sparse_2n.E1:sparse_2n.E1</svg:desc>
                </draw:g>
              </table:table-cell>
              <table:table-cell office:value-type="string">
                <text:p>Binom</text:p>
                <draw:g>
                  <svg:desc>sparse_2n.F1:sparse_2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parse_2n.A2:sparse_2n.A11</svg:desc>
                </draw:g>
              </table:table-cell>
              <table:table-cell office:value-type="float" office:value="16.94">
                <text:p>16.94</text:p>
                <draw:g>
                  <svg:desc>sparse_2n.B2:sparse_2n.B11</svg:desc>
                </draw:g>
              </table:table-cell>
              <table:table-cell office:value-type="float" office:value="4.94778">
                <text:p>4.94778</text:p>
                <draw:g>
                  <svg:desc>sparse_2n.C2:sparse_2n.C11</svg:desc>
                </draw:g>
              </table:table-cell>
              <table:table-cell office:value-type="float" office:value="0.019046">
                <text:p>0.019046</text:p>
                <draw:g>
                  <svg:desc>sparse_2n.D2:sparse_2n.D11</svg:desc>
                </draw:g>
              </table:table-cell>
              <table:table-cell office:value-type="float" office:value="0.043726">
                <text:p>0.043726</text:p>
                <draw:g>
                  <svg:desc>sparse_2n.E2:sparse_2n.E11</svg:desc>
                </draw:g>
              </table:table-cell>
              <table:table-cell office:value-type="float" office:value="0.509333">
                <text:p>0.509333</text:p>
                <draw:g>
                  <svg:desc>sparse_2n.F2:sparse_2n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44.4943">
                <text:p>44.4943</text:p>
              </table:table-cell>
              <table:table-cell office:value-type="float" office:value="19.8444">
                <text:p>19.8444</text:p>
              </table:table-cell>
              <table:table-cell office:value-type="float" office:value="0.041292">
                <text:p>0.041292</text:p>
              </table:table-cell>
              <table:table-cell office:value-type="float" office:value="0.071013">
                <text:p>0.071013</text:p>
              </table:table-cell>
              <table:table-cell office:value-type="float" office:value="1.07293">
                <text:p>1.072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67.2473">
                <text:p>67.2473</text:p>
              </table:table-cell>
              <table:table-cell office:value-type="float" office:value="43.834">
                <text:p>43.834</text:p>
              </table:table-cell>
              <table:table-cell office:value-type="float" office:value="0.050887">
                <text:p>0.050887</text:p>
              </table:table-cell>
              <table:table-cell office:value-type="float" office:value="0.084587">
                <text:p>0.084587</text:p>
              </table:table-cell>
              <table:table-cell office:value-type="float" office:value="1.3002">
                <text:p>1.3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169.837">
                <text:p>169.837</text:p>
              </table:table-cell>
              <table:table-cell office:value-type="float" office:value="78.512">
                <text:p>78.512</text:p>
              </table:table-cell>
              <table:table-cell office:value-type="float" office:value="0.089252">
                <text:p>0.089252</text:p>
              </table:table-cell>
              <table:table-cell office:value-type="float" office:value="0.146089">
                <text:p>0.146089</text:p>
              </table:table-cell>
              <table:table-cell office:value-type="float" office:value="2.24377">
                <text:p>2.243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4187">
                <text:p>0.114187</text:p>
              </table:table-cell>
              <table:table-cell office:value-type="float" office:value="0.188543">
                <text:p>0.188543</text:p>
              </table:table-cell>
              <table:table-cell office:value-type="float" office:value="2.82916">
                <text:p>2.829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7408">
                <text:p>0.147408</text:p>
              </table:table-cell>
              <table:table-cell office:value-type="float" office:value="0.243268">
                <text:p>0.243268</text:p>
              </table:table-cell>
              <table:table-cell office:value-type="float" office:value="3.57528">
                <text:p>3.575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5549">
                <text:p>0.165549</text:p>
              </table:table-cell>
              <table:table-cell office:value-type="float" office:value="0.277599">
                <text:p>0.277599</text:p>
              </table:table-cell>
              <table:table-cell office:value-type="float" office:value="4.0424">
                <text:p>4.0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1206">
                <text:p>0.191206</text:p>
              </table:table-cell>
              <table:table-cell office:value-type="float" office:value="0.321976">
                <text:p>0.321976</text:p>
              </table:table-cell>
              <table:table-cell office:value-type="float" office:value="4.62885">
                <text:p>4.628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8472">
                <text:p>0.218472</text:p>
              </table:table-cell>
              <table:table-cell office:value-type="float" office:value="0.363973">
                <text:p>0.363973</text:p>
              </table:table-cell>
              <table:table-cell office:value-type="float" office:value="5.49409">
                <text:p>5.494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6558">
                <text:p>0.246558</text:p>
              </table:table-cell>
              <table:table-cell office:value-type="float" office:value="0.528">
                <text:p>0.528</text:p>
              </table:table-cell>
              <table:table-cell office:value-type="float" office:value="5.89049">
                <text:p>5.890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488cm" svg:height="11.186cm" xlink:href=".." xlink:type="simple" chart:class="chart:scatter" chart:style-name="ch1">
        <chart:legend chart:legend-position="end" svg:x="16.128cm" svg:y="4.26cm" style:legend-expansion="high" chart:style-name="ch2"/>
        <chart:plot-area chart:style-name="ch3" table:cell-range-address="dense_n_n.A2:dense_n_n.F7 dense_n_n.B1:dense_n_n.F1" chart:data-source-has-labels="row" svg:x="0.369cm" svg:y="0.223cm" svg:width="15.39cm" svg:height="10.74cm">
          <chartooo:coordinate-region svg:x="1.297cm" svg:y="0.43cm" svg:width="14.073cm" svg:height="9.8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nse_n_n.B2:dense_n_n.B7" chart:label-cell-address="dense_n_n.B1:dense_n_n.B1" chart:class="chart:scatter">
            <chart:domain table:cell-range-address="dense_n_n.A2:dense_n_n.A7"/>
            <chart:data-point chart:repeated="6"/>
          </chart:series>
          <chart:series chart:style-name="ch7" chart:values-cell-range-address="dense_n_n.C2:dense_n_n.C7" chart:label-cell-address="dense_n_n.C1:dense_n_n.C1" chart:class="chart:scatter">
            <chart:data-point chart:repeated="6"/>
          </chart:series>
          <chart:series chart:style-name="ch8" chart:values-cell-range-address="dense_n_n.D2:dense_n_n.D7" chart:label-cell-address="dense_n_n.D1:dense_n_n.D1" chart:class="chart:scatter">
            <chart:data-point chart:repeated="6"/>
          </chart:series>
          <chart:series chart:style-name="ch9" chart:values-cell-range-address="dense_n_n.E2:dense_n_n.E7" chart:label-cell-address="dense_n_n.E1:dense_n_n.E1" chart:class="chart:scatter">
            <chart:data-point chart:repeated="6"/>
          </chart:series>
          <chart:series chart:style-name="ch10" chart:values-cell-range-address="dense_n_n.F2:dense_n_n.F7" chart:label-cell-address="dense_n_n.F1:dense_n_n.F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F</text:p>
                <draw:g>
                  <svg:desc>dense_n_n.B1:dense_n_n.B1</svg:desc>
                </draw:g>
              </table:table-cell>
              <table:table-cell office:value-type="string">
                <text:p>DS</text:p>
                <draw:g>
                  <svg:desc>dense_n_n.C1:dense_n_n.C1</svg:desc>
                </draw:g>
              </table:table-cell>
              <table:table-cell office:value-type="string">
                <text:p>PQ</text:p>
                <draw:g>
                  <svg:desc>dense_n_n.D1:dense_n_n.D1</svg:desc>
                </draw:g>
              </table:table-cell>
              <table:table-cell office:value-type="string">
                <text:p>5-ary</text:p>
                <draw:g>
                  <svg:desc>dense_n_n.E1:dense_n_n.E1</svg:desc>
                </draw:g>
              </table:table-cell>
              <table:table-cell office:value-type="string">
                <text:p>Binom</text:p>
                <draw:g>
                  <svg:desc>dense_n_n.F1:dense_n_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dense_n_n.A2:dense_n_n.A7</svg:desc>
                </draw:g>
              </table:table-cell>
              <table:table-cell office:value-type="float" office:value="0.015012">
                <text:p>0.015012</text:p>
                <draw:g>
                  <svg:desc>dense_n_n.B2:dense_n_n.B7</svg:desc>
                </draw:g>
              </table:table-cell>
              <table:table-cell office:value-type="float" office:value="0.012278">
                <text:p>0.012278</text:p>
                <draw:g>
                  <svg:desc>dense_n_n.C2:dense_n_n.C7</svg:desc>
                </draw:g>
              </table:table-cell>
              <table:table-cell office:value-type="float" office:value="0.007716">
                <text:p>0.007716</text:p>
                <draw:g>
                  <svg:desc>dense_n_n.D2:dense_n_n.D7</svg:desc>
                </draw:g>
              </table:table-cell>
              <table:table-cell office:value-type="float" office:value="0.009139">
                <text:p>0.009139</text:p>
                <draw:g>
                  <svg:desc>dense_n_n.E2:dense_n_n.E7</svg:desc>
                </draw:g>
              </table:table-cell>
              <table:table-cell office:value-type="float" office:value="0.06592">
                <text:p>0.06592</text:p>
                <draw:g>
                  <svg:desc>dense_n_n.F2:dense_n_n.F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0.021599">
                <text:p>0.021599</text:p>
              </table:table-cell>
              <table:table-cell office:value-type="float" office:value="0.017638">
                <text:p>0.017638</text:p>
              </table:table-cell>
              <table:table-cell office:value-type="float" office:value="0.010744">
                <text:p>0.010744</text:p>
              </table:table-cell>
              <table:table-cell office:value-type="float" office:value="0.014178">
                <text:p>0.014178</text:p>
              </table:table-cell>
              <table:table-cell office:value-type="float" office:value="0.082446">
                <text:p>0.0824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">
                <text:p>700</text:p>
              </table:table-cell>
              <table:table-cell office:value-type="float" office:value="0.019684">
                <text:p>0.019684</text:p>
              </table:table-cell>
              <table:table-cell office:value-type="float" office:value="0.024102">
                <text:p>0.024102</text:p>
              </table:table-cell>
              <table:table-cell office:value-type="float" office:value="0.014053">
                <text:p>0.014053</text:p>
              </table:table-cell>
              <table:table-cell office:value-type="float" office:value="0.016084">
                <text:p>0.016084</text:p>
              </table:table-cell>
              <table:table-cell office:value-type="float" office:value="0.097101">
                <text:p>0.097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0.025614">
                <text:p>0.025614</text:p>
              </table:table-cell>
              <table:table-cell office:value-type="float" office:value="0.031448">
                <text:p>0.031448</text:p>
              </table:table-cell>
              <table:table-cell office:value-type="float" office:value="0.018011">
                <text:p>0.018011</text:p>
              </table:table-cell>
              <table:table-cell office:value-type="float" office:value="0.02049">
                <text:p>0.02049</text:p>
              </table:table-cell>
              <table:table-cell office:value-type="float" office:value="0.118451">
                <text:p>0.1184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">
                <text:p>900</text:p>
              </table:table-cell>
              <table:table-cell office:value-type="float" office:value="0.038614">
                <text:p>0.038614</text:p>
              </table:table-cell>
              <table:table-cell office:value-type="float" office:value="0.039754">
                <text:p>0.039754</text:p>
              </table:table-cell>
              <table:table-cell office:value-type="float" office:value="0.022474">
                <text:p>0.022474</text:p>
              </table:table-cell>
              <table:table-cell office:value-type="float" office:value="0.025536">
                <text:p>0.025536</text:p>
              </table:table-cell>
              <table:table-cell office:value-type="float" office:value="0.142254">
                <text:p>0.142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04005">
                <text:p>0.04005</text:p>
              </table:table-cell>
              <table:table-cell office:value-type="float" office:value="0.049064">
                <text:p>0.049064</text:p>
              </table:table-cell>
              <table:table-cell office:value-type="float" office:value="0.027154">
                <text:p>0.027154</text:p>
              </table:table-cell>
              <table:table-cell office:value-type="float" office:value="0.030517">
                <text:p>0.030517</text:p>
              </table:table-cell>
              <table:table-cell office:value-type="float" office:value="0.157908">
                <text:p>0.1579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2cm" svg:height="8.997cm" xlink:href=".." xlink:type="simple" chart:class="chart:scatter" chart:style-name="ch1">
        <chart:legend chart:legend-position="end" svg:x="13.632cm" svg:y="3.165cm" style:legend-expansion="high" chart:style-name="ch2"/>
        <chart:plot-area chart:style-name="ch3" table:cell-range-address="sparse_5n.A1:sparse_5n.F6" chart:data-source-has-labels="row" svg:x="0.319cm" svg:y="0.179cm" svg:width="12.994cm" svg:height="8.639cm">
          <chartooo:coordinate-region svg:x="1.054cm" svg:y="0.386cm" svg:width="11.773cm" svg:height="7.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arse_5n.B2:sparse_5n.B6" chart:label-cell-address="sparse_5n.B1:sparse_5n.B1" chart:class="chart:scatter">
            <chart:domain table:cell-range-address="sparse_5n.A2:sparse_5n.A6"/>
            <chart:data-point chart:repeated="5"/>
          </chart:series>
          <chart:series chart:style-name="ch7" chart:values-cell-range-address="sparse_5n.C2:sparse_5n.C6" chart:label-cell-address="sparse_5n.C1:sparse_5n.C1" chart:class="chart:scatter">
            <chart:data-point chart:repeated="5"/>
          </chart:series>
          <chart:series chart:style-name="ch8" chart:values-cell-range-address="sparse_5n.D2:sparse_5n.D6" chart:label-cell-address="sparse_5n.D1:sparse_5n.D1" chart:class="chart:scatter">
            <chart:data-point chart:repeated="5"/>
          </chart:series>
          <chart:series chart:style-name="ch9" chart:values-cell-range-address="sparse_5n.E2:sparse_5n.E6" chart:label-cell-address="sparse_5n.E1:sparse_5n.E1" chart:class="chart:scatter">
            <chart:data-point chart:repeated="5"/>
          </chart:series>
          <chart:series chart:style-name="ch10" chart:values-cell-range-address="sparse_5n.F2:sparse_5n.F6" chart:label-cell-address="sparse_5n.F1:sparse_5n.F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F</text:p>
                <draw:g>
                  <svg:desc>sparse_5n.B1:sparse_5n.B1</svg:desc>
                </draw:g>
              </table:table-cell>
              <table:table-cell office:value-type="string">
                <text:p>DS</text:p>
                <draw:g>
                  <svg:desc>sparse_5n.C1:sparse_5n.C1</svg:desc>
                </draw:g>
              </table:table-cell>
              <table:table-cell office:value-type="string">
                <text:p>PQ</text:p>
                <draw:g>
                  <svg:desc>sparse_5n.D1:sparse_5n.D1</svg:desc>
                </draw:g>
              </table:table-cell>
              <table:table-cell office:value-type="string">
                <text:p>5-ary</text:p>
                <draw:g>
                  <svg:desc>sparse_5n.E1:sparse_5n.E1</svg:desc>
                </draw:g>
              </table:table-cell>
              <table:table-cell office:value-type="string">
                <text:p>Binom</text:p>
                <draw:g>
                  <svg:desc>sparse_5n.F1:sparse_5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parse_5n.A2:sparse_5n.A6</svg:desc>
                </draw:g>
              </table:table-cell>
              <table:table-cell office:value-type="float" office:value="NaN">
                <text:p>NaN</text:p>
                <draw:g>
                  <svg:desc>sparse_5n.B2:sparse_5n.B6</svg:desc>
                </draw:g>
              </table:table-cell>
              <table:table-cell office:value-type="float" office:value="NaN">
                <text:p>NaN</text:p>
                <draw:g>
                  <svg:desc>sparse_5n.C2:sparse_5n.C6</svg:desc>
                </draw:g>
              </table:table-cell>
              <table:table-cell office:value-type="float" office:value="0.028769">
                <text:p>0.028769</text:p>
                <draw:g>
                  <svg:desc>sparse_5n.D2:sparse_5n.D6</svg:desc>
                </draw:g>
              </table:table-cell>
              <table:table-cell office:value-type="float" office:value="0.046297">
                <text:p>0.046297</text:p>
                <draw:g>
                  <svg:desc>sparse_5n.E2:sparse_5n.E6</svg:desc>
                </draw:g>
              </table:table-cell>
              <table:table-cell office:value-type="float" office:value="0.744565">
                <text:p>0.744565</text:p>
                <draw:g>
                  <svg:desc>sparse_5n.F2:sparse_5n.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362">
                <text:p>0.061362</text:p>
              </table:table-cell>
              <table:table-cell office:value-type="float" office:value="0.099418">
                <text:p>0.099418</text:p>
              </table:table-cell>
              <table:table-cell office:value-type="float" office:value="1.54285">
                <text:p>1.54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6457">
                <text:p>0.096457</text:p>
              </table:table-cell>
              <table:table-cell office:value-type="float" office:value="0.156436">
                <text:p>0.156436</text:p>
              </table:table-cell>
              <table:table-cell office:value-type="float" office:value="2.33854">
                <text:p>2.33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2513">
                <text:p>0.132513</text:p>
              </table:table-cell>
              <table:table-cell office:value-type="float" office:value="0.21451">
                <text:p>0.21451</text:p>
              </table:table-cell>
              <table:table-cell office:value-type="float" office:value="3.21487">
                <text:p>3.214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8765">
                <text:p>0.168765</text:p>
              </table:table-cell>
              <table:table-cell office:value-type="float" office:value="0.271281">
                <text:p>0.271281</text:p>
              </table:table-cell>
              <table:table-cell office:value-type="float" office:value="4.03128">
                <text:p>4.031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